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1abe" officeooo:paragraph-rsid="00151abe"/>
    </style:style>
    <style:style style:name="P4" style:family="paragraph" style:parent-style-name="Standard">
      <style:text-properties fo:language="en" fo:country="US" officeooo:rsid="0016b1ec" officeooo:paragraph-rsid="0016b1ec"/>
    </style:style>
    <style:style style:name="P5" style:family="paragraph" style:parent-style-name="Standard">
      <style:text-properties fo:language="en" fo:country="US" officeooo:rsid="00183e6a" officeooo:paragraph-rsid="00183e6a"/>
    </style:style>
    <style:style style:name="P6" style:family="paragraph" style:parent-style-name="Standard">
      <style:text-properties fo:language="en" fo:country="US" officeooo:rsid="00189d79" officeooo:paragraph-rsid="00189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,</text:p>
      <text:p text:style-name="P1">My name is Felipe Belisário, I work primarily in the development of web solutions to serve and assist in the expansion of small and medium-sized companies. As a freelancer, I feel happy to participate in selected projects where I believe I can contribute in a significant and individual way to the growth and maturation of the idea. So, let's grow together?</text:p>
      <text:p text:style-name="P1"/>
      <text:p text:style-name="P1">I remain at your entire disposal for any questions and it will be a pleasure to work together.</text:p>
      <text:p text:style-name="P1"/>
      <text:p text:style-name="P1"/>
      <text:p text:style-name="P4">FEEDBACKS</text:p>
      <text:p text:style-name="P4"/>
      <text:p text:style-name="P4">#1 – Edeilson - “After reading the first draft: You can be more persuasive in your words”</text:p>
      <text:p text:style-name="P5">#2 – Nathália - “I liked the question at the end”</text:p>
      <text:p text:style-name="P6">#3 – David - “I liked how clear you were about the niche you work in, in this case, focused on small businesses”</text:p>
      <text:p text:style-name="P6">#4 – Andrew - “I think you could put more sentences with questions”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22:39:20.659059873</meta:creation-date>
    <dc:date>2022-05-21T23:19:32.170333277</dc:date>
    <meta:editing-duration>PT9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41" meta:character-count="783" meta:non-whitespace-character-count="646"/>
  </office:meta>
</office:document-meta>
</file>